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Southam Demo" svg:font-family="'Southam Demo'" style:font-pitch="variable"/>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P1" style:family="paragraph" style:parent-style-name="Standard">
      <style:paragraph-properties fo:margin-top="0cm" fo:margin-bottom="0cm" style:contextual-spacing="false" fo:text-align="end" style:justify-single-word="false"/>
    </style:style>
    <style:style style:name="P2" style:family="paragraph" style:parent-style-name="Header">
      <style:paragraph-properties fo:text-align="end" style:justify-single-word="false"/>
    </style:style>
    <style:style style:name="P3" style:family="paragraph" style:parent-style-name="Text_20_body">
      <style:paragraph-properties fo:text-align="end" style:justify-single-word="false" fo:hyphenation-ladder-count="no-limit"/>
      <style:text-properties officeooo:paragraph-rsid="002eb493" fo:hyphenate="false" loext:hyphenation-no-caps="false" loext:hyphenation-no-last-word="false" loext:hyphenation-word-char-count="no-limit" loext:hyphenation-zone="no-limit"/>
    </style:style>
    <style:style style:name="P4" style:family="paragraph" style:parent-style-name="Header">
      <style:text-properties style:font-name="Garamond" fo:language="de" fo:country="AT"/>
    </style:style>
    <style:style style:name="P5" style:family="paragraph" style:parent-style-name="Footer">
      <style:paragraph-properties fo:text-align="end" style:justify-single-word="false"/>
      <style:text-properties fo:language="de" fo:country="AT"/>
    </style:style>
    <style:style style:name="P6" style:family="paragraph" style:parent-style-name="Header">
      <style:text-properties fo:language="de" fo:country="AT"/>
    </style:style>
    <style:style style:name="P7" style:family="paragraph" style:parent-style-name="Footer">
      <style:paragraph-properties fo:text-align="end" style:justify-single-word="false"/>
      <style:text-properties fo:font-size="8pt" fo:language="de" fo:country="AT" style:font-size-asian="8pt"/>
    </style:style>
    <style:style style:name="P8" style:family="paragraph" style:parent-style-name="Text_20_body">
      <style:text-properties officeooo:paragraph-rsid="002eb493"/>
    </style:style>
    <style:style style:name="P9" style:family="paragraph" style:parent-style-name="Text_20_body">
      <style:paragraph-properties fo:line-height="150%" fo:text-align="start" style:justify-single-word="false"/>
      <style:text-properties fo:text-transform="uppercase" fo:color="#111111" loext:opacity="100%" style:font-name="Trebuchet MS" fo:font-size="10.5pt" fo:language="de" fo:country="AT" fo:font-weight="bold" officeooo:rsid="001ebe99" officeooo:paragraph-rsid="002eb493" style:font-size-asian="10.5pt" style:font-weight-asian="bold" style:font-name-complex="Arial" style:font-size-complex="10.5pt" style:font-style-complex="normal" style:font-weight-complex="bold"/>
    </style:style>
    <style:style style:name="P10" style:family="paragraph" style:parent-style-name="Text_20_body">
      <style:text-properties fo:font-size="10pt" fo:language="de" fo:country="AT" officeooo:paragraph-rsid="002eb493" style:font-size-asian="10pt" style:font-size-complex="10pt"/>
    </style:style>
    <style:style style:name="P11" style:family="paragraph" style:parent-style-name="Text_20_body">
      <style:text-properties fo:font-size="10pt" fo:language="de" fo:country="AT" officeooo:paragraph-rsid="00308b97" style:font-size-asian="10pt" style:font-size-complex="10pt"/>
    </style:style>
    <style:style style:name="P12" style:family="paragraph" style:parent-style-name="Text_20_body">
      <style:text-properties fo:font-size="10pt" fo:language="de" fo:country="AT" style:font-size-asian="10pt" style:font-size-complex="10pt"/>
    </style:style>
    <style:style style:name="P13" style:family="paragraph" style:parent-style-name="Text_20_body">
      <style:paragraph-properties fo:margin-top="0cm" fo:margin-bottom="0cm" style:contextual-spacing="false" fo:line-height="115%"/>
      <style:text-properties fo:font-size="10pt" fo:language="de" fo:country="AT" officeooo:paragraph-rsid="0034bfda" style:font-size-asian="10pt" style:font-size-complex="10pt"/>
    </style:style>
    <style:style style:name="P14" style:family="paragraph" style:parent-style-name="Text_20_body">
      <style:paragraph-properties fo:margin-top="0cm" fo:margin-bottom="0cm" style:contextual-spacing="false" fo:line-height="100%"/>
      <style:text-properties fo:font-size="10pt" fo:language="de" fo:country="AT" officeooo:rsid="002eb493" officeooo:paragraph-rsid="002eb493" style:font-size-asian="10pt" style:font-size-complex="10pt"/>
    </style:style>
    <style:style style:name="P15" style:family="paragraph" style:parent-style-name="Text_20_body">
      <style:paragraph-properties fo:margin-top="0cm" fo:margin-bottom="0cm" style:contextual-spacing="false" fo:line-height="100%"/>
      <style:text-properties style:font-name="Southam Demo" fo:font-size="32pt" fo:language="de" fo:country="AT" fo:font-weight="normal" officeooo:rsid="003941be" officeooo:paragraph-rsid="003941be" style:font-size-asian="32pt" style:font-weight-asian="normal" style:font-size-complex="32pt" style:font-weight-complex="normal"/>
    </style:style>
    <style:style style:name="P16" style:family="paragraph" style:parent-style-name="Text_20_body" style:master-page-name="MPF0">
      <style:paragraph-properties fo:text-align="end" style:justify-single-word="false" fo:hyphenation-ladder-count="no-limit" style:page-number="auto" fo:break-before="page"/>
      <style:text-properties officeooo:paragraph-rsid="002eb493" fo:hyphenate="false" loext:hyphenation-no-caps="false" loext:hyphenation-no-last-word="false" loext:hyphenation-word-char-count="no-limit" loext:hyphenation-zone="no-limit"/>
    </style:style>
    <style:style style:name="T1" style:family="text">
      <style:text-properties fo:text-transform="uppercase" fo:color="#007e80" loext:opacity="100%" style:font-name="Trebuchet MS" fo:font-size="24pt" fo:language="de" fo:country="AT" fo:font-style="normal" fo:font-weight="bold" style:font-size-asian="24pt" style:font-style-asian="normal" style:font-weight-asian="bold" style:font-name-complex="Arial" style:font-size-complex="24pt" style:font-style-complex="normal" style:font-weight-complex="bold"/>
    </style:style>
    <style:style style:name="T2" style:family="text">
      <style:text-properties fo:text-transform="uppercase" fo:color="#007e80" loext:opacity="100%" style:font-name="Trebuchet MS" fo:font-size="24pt" fo:language="de" fo:country="AT" fo:font-style="normal" fo:font-weight="bold" officeooo:rsid="001d4c7a" style:font-size-asian="24pt" style:font-style-asian="normal" style:font-weight-asian="bold" style:font-name-complex="Arial" style:font-size-complex="24pt" style:font-style-complex="normal" style:font-weight-complex="bold"/>
    </style:style>
    <style:style style:name="T3" style:family="text">
      <style:text-properties fo:text-transform="uppercase" fo:color="#007e80" loext:opacity="100%" style:font-name="Trebuchet MS" fo:font-size="18pt" fo:language="de" fo:country="AT" fo:font-style="normal" fo:font-weight="bold" style:font-size-asian="18pt" style:font-style-asian="normal" style:font-weight-asian="bold" style:font-name-complex="Arial" style:font-size-complex="18pt" style:font-style-complex="normal" style:font-weight-complex="bold"/>
    </style:style>
    <style:style style:name="T4" style:family="text">
      <style:text-properties fo:text-transform="uppercase" fo:color="#007e80" loext:opacity="100%" style:font-name="Trebuchet MS" fo:font-size="18pt" fo:language="de" fo:country="AT" fo:font-style="normal" fo:font-weight="normal" officeooo:rsid="001d4c7a" style:font-size-asian="18pt" style:font-style-asian="normal" style:font-weight-asian="normal" style:font-name-complex="Arial" style:font-size-complex="18pt" style:font-style-complex="normal" style:font-weight-complex="normal"/>
    </style:style>
    <style:style style:name="T5" style:family="text">
      <style:text-properties fo:text-transform="uppercase" fo:color="#007e80" loext:opacity="100%" style:font-name="Trebuchet MS" fo:font-size="22pt" fo:language="de" fo:country="AT" fo:font-style="normal" fo:font-weight="bold" style:font-size-asian="22pt" style:font-style-asian="normal" style:font-weight-asian="bold" style:font-name-complex="Arial" style:font-size-complex="22pt" style:font-style-complex="normal" style:font-weight-complex="bold"/>
    </style:style>
    <style:style style:name="T6" style:family="text">
      <style:text-properties fo:text-transform="uppercase" fo:color="#111111" loext:opacity="100%" style:font-name="Trebuchet MS" fo:font-size="10pt" fo:language="de" fo:country="AT" fo:font-weight="normal" officeooo:rsid="002721ce" style:font-size-asian="10pt" style:font-weight-asian="normal" style:font-name-complex="Arial" style:font-size-complex="10pt" style:font-style-complex="normal" style:font-weight-complex="normal"/>
    </style:style>
    <style:style style:name="T7" style:family="text">
      <style:text-properties fo:color="#111111" loext:opacity="100%" style:font-name="Trebuchet MS" fo:font-size="10pt" fo:language="de" fo:country="AT" style:font-size-asian="10pt" style:font-size-complex="10pt"/>
    </style:style>
    <style:style style:name="T8" style:family="text">
      <style:text-properties fo:color="#111111" loext:opacity="100%" style:font-name="Trebuchet MS" fo:font-size="10pt" fo:language="de" fo:country="AT" officeooo:rsid="0029fbb8" style:font-size-asian="10pt" style:font-size-complex="10pt"/>
    </style:style>
    <style:style style:name="T9" style:family="text">
      <style:text-properties fo:color="#111111" loext:opacity="100%" style:font-name="Trebuchet MS" fo:font-size="10pt" fo:language="de" fo:country="AT" officeooo:rsid="001d4c7a" style:font-size-asian="10pt" style:font-size-complex="10pt"/>
    </style:style>
    <style:style style:name="T10" style:family="text">
      <style:text-properties fo:color="#111111" loext:opacity="100%" style:font-name="Trebuchet MS" fo:font-size="10pt" fo:language="de" fo:country="AT" style:text-underline-style="none" style:font-size-asian="10pt" style:font-size-complex="10pt"/>
    </style:style>
    <style:style style:name="T11" style:family="text">
      <style:text-properties fo:color="#111111" loext:opacity="100%" style:font-name="Trebuchet MS" fo:font-size="10pt" fo:language="de" fo:country="AT" style:text-underline-style="none" officeooo:rsid="001d4c7a" style:text-underline-mode="continuous" style:text-overline-mode="continuous" style:text-line-through-mode="continuous" style:font-size-asian="10pt" style:font-size-complex="10pt"/>
    </style:style>
    <style:style style:name="T12" style:family="text">
      <style:text-properties fo:color="#111111" loext:opacity="100%" style:font-name="Trebuchet MS" fo:font-size="10pt" fo:letter-spacing="0.014cm" fo:language="de" fo:country="AT" style:font-size-asian="10pt" style:font-size-complex="10pt"/>
    </style:style>
    <style:style style:name="T13" style:family="text">
      <style:text-properties fo:color="#111111" loext:opacity="100%" style:font-name="Trebuchet MS" fo:font-size="10pt" fo:letter-spacing="0.014cm" fo:language="de" fo:country="AT" officeooo:rsid="001d4c7a" style:font-size-asian="10pt" style:font-size-complex="10pt"/>
    </style:style>
    <style:style style:name="T14" style:family="text">
      <style:text-properties fo:color="#111111" loext:opacity="100%" style:font-name="Trebuchet MS" fo:font-size="9pt" style:font-size-asian="9pt" style:font-size-complex="9pt"/>
    </style:style>
    <style:style style:name="T15" style:family="text">
      <style:text-properties fo:color="#111111" loext:opacity="100%" style:font-name="Trebuchet MS" fo:font-size="9pt" officeooo:rsid="001ebe99" style:font-size-asian="9pt" style:font-size-complex="9pt"/>
    </style:style>
    <style:style style:name="T16" style:family="text">
      <style:text-properties fo:color="#111111" loext:opacity="100%" style:font-name="Trebuchet MS" fo:font-size="9pt" officeooo:rsid="003941be" style:font-size-asian="9pt" style:font-size-complex="9pt"/>
    </style:style>
    <style:style style:name="T17" style:family="text">
      <style:text-properties fo:color="#111111" loext:opacity="100%" style:font-name="Trebuchet MS" fo:font-size="9pt" officeooo:rsid="002b318f" style:font-size-asian="9pt" style:font-size-complex="9pt"/>
    </style:style>
    <style:style style:name="T18" style:family="text">
      <style:text-properties style:font-name="Trebuchet MS" fo:font-size="9pt" style:font-size-asian="9pt" style:font-size-complex="9pt"/>
    </style:style>
    <style:style style:name="T19" style:family="text">
      <style:text-properties style:font-name="Trebuchet MS" fo:font-size="9pt" officeooo:rsid="001ebe99" style:font-size-asian="9pt" style:font-size-complex="9pt"/>
    </style:style>
    <style:style style:name="T20" style:family="text">
      <style:text-properties fo:font-size="11pt" fo:language="de" fo:country="AT" style:font-size-asian="11pt" style:font-size-complex="11pt"/>
    </style:style>
    <style:style style:name="T21" style:family="text">
      <style:text-properties officeooo:rsid="002eb493"/>
    </style:style>
    <style:style style:name="T22" style:family="text">
      <style:text-properties fo:font-size="10pt" fo:language="de" fo:country="AT" style:font-size-asian="10pt" style:font-size-complex="10pt"/>
    </style:style>
    <style:style style:name="T23" style:family="text">
      <style:text-properties officeooo:rsid="00308b97"/>
    </style:style>
    <style:style style:name="T24" style:family="text">
      <style:text-properties officeooo:rsid="0032b849"/>
    </style:style>
    <style:style style:name="T25" style:family="text">
      <style:text-properties officeooo:rsid="0032d301"/>
    </style:style>
    <style:style style:name="T26" style:family="text">
      <style:text-properties officeooo:rsid="00361ce0"/>
    </style:style>
    <style:style style:name="T27" style:family="text">
      <style:text-properties officeooo:rsid="003941be"/>
    </style:style>
    <style:style style:name="T28" style:family="text">
      <style:text-properties officeooo:rsid="003d91e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Absatz-Standardschriftart"><text:span text:style-name="T20"/></text:span></text:p>
      <text:p text:style-name="P3"><text:span text:style-name="Absatz-Standardschriftart"><text:span text:style-name="T22">Neunkirchen, am 01.02.2024</text:span></text:span></text:p>
      <text:p text:style-name="P8"><text:span text:style-name="Absatz-Standardschriftart"><text:span text:style-name="T6"/></text:span></text:p>
      <text:p text:style-name="P9">Bewerbung um die Stelle als Applikations- und Systembetreuer an der Universität für Weiterbildung Krems</text:p>
      <text:p text:style-name="P10">Sehr geehrte Damen und Herren,</text:p>
      <text:p text:style-name="P10">mit großem Interesse habe ich Ihre Stellenausschreibung für die Position als Applikations- und Systembetreuer an der Universität Krems gelesen und möchte mich hiermit voller Begeisterung für diese Position bewerben. Die Möglichkeit, an einer renommierten Bildungseinrichtung wie der Universität Krems zu arbeiten, reizt mich besonders, da ich meine Fähigkeiten und mein Wissen in einem anspruchsvollen Umfeld einbringen möchte.</text:p>
      <text:p text:style-name="P11">Während meiner bisherigen beruflichen Laufbahn habe ich erfolgreich <text:span text:style-name="T21">zahlreiche Projekte </text:span><text:span text:style-name="T23">konzipiert, programmiert und weiter</text:span><text:span text:style-name="T21">betreut </text:span><text:span text:style-name="T23">und </text:span>komplexe IT-Infrastrukturen <text:span text:style-name="T28">verwaltet</text:span> und optimiert <text:span text:style-name="T28">und dokumentiert.</text:span></text:p>
      <text:p text:style-name="P11">Mit meiner <text:span text:style-name="T23">langjährigen </text:span>Erfahrung im Bereich der Datenbankadministration, insbesondere mit MSSQL, Oracle und MySQL, sowie meiner <text:span text:style-name="T21">langjährigen </text:span>Expertise in der Verwaltung von Linux und FreeBSD Systemen, bin ich überzeugt, dass ich einen wertvollen Beitrag zum <text:span text:style-name="T21">IT-</text:span>Team der Universität Krems leisten kann.</text:p>
      <text:p text:style-name="P11">Zusätzlich zu meiner fundierten Kenntnis der genannten Datenbanken und Betriebssysteme verfüge ich über Erfahrung in der Verwaltung von Content-Management-Systemen wie WordPress, Typo3 <text:span text:style-name="T24">und </text:span>Content.Node <text:span text:style-name="T24">sowie </text:span><text:span text:style-name="T23">Betreuung und Administration unterschiedlich</text:span><text:span text:style-name="T25">st</text:span><text:span text:style-name="T23">er Webanwendungen.</text:span></text:p>
      <text:p text:style-name="P12">Besonders hervorzuheben <text:span text:style-name="T26">sind </text:span>meine Programmierkenntnisse in Python, die es mir ermöglichen, effiziente Skripte und Tools zur Automatisierung von Prozessen zu entwickeln. Diese Fähigkeit hat sich als äußerst nützlich erwiesen, um repetitive Aufgaben zu vereinfachen und die Effizienz der IT-Infrastruktur zu steigern.</text:p>
      <text:p text:style-name="P12">Die Möglichkeit, an der Universität Krems zu arbeiten, bietet mir nicht nur die Chance, meine technischen Fähigkeiten weiterzuentwickeln, sondern auch <text:span text:style-name="T27">persönliche Erfahrungen und Wissen weiterzugeben.</text:span></text:p>
      <text:p text:style-name="P12">Ich freue mich sehr über die Gelegenheit, Sie in einem persönlichen Gespräch von meiner Motivation und meinen Fähigkeiten zu überzeugen und bedanke mich im Voraus für Ihre Zeit und Ihr Interesse an meiner Bewerbung.</text:p>
      <text:p text:style-name="P12"/>
      <text:p text:style-name="P13">Mit freundlichen Grüßen,</text:p>
      <text:p text:style-name="P15">Michael John</text:p>
      <text:p text:style-name="P14">Michael Joh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Southam Demo" svg:font-family="'Southam Demo'" style:font-pitch="variable"/>
    <style:font-face style:name="Tahoma" svg:font-family="Tahoma" style:font-family-generic="swiss"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de" fo:country="AT"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de" fo:country="AT"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hyphenation-ladder-count="no-limit"/>
      <style:text-properties fo:font-size="11pt" style:font-size-asian="11pt" style:language-asian="en" style:country-asian="US" style:font-size-complex="11pt" fo:hyphenate="false"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Contact_20_Info" style:display-name="Contact Info" style:family="paragraph" style:parent-style-name="Standard">
      <style:paragraph-properties fo:margin-top="0.106cm" fo:margin-bottom="0cm" style:contextual-spacing="false" fo:line-height="100%" fo:text-align="end" style:justify-single-word="false" fo:hyphenation-ladder-count="no-limit"/>
      <style:text-properties style:font-name="Century Gothic" fo:font-family="'Century Gothic'" style:font-family-generic="swiss" style:font-pitch="variable" fo:font-size="8pt" style:font-name-asian="Times New Roman" style:font-family-asian="'Times New Roman'" style:font-family-generic-asian="roman" style:font-pitch-asian="variable" style:font-size-asian="8pt" style:language-asian="de" style:country-asian="DE" style:font-name-complex="Century Gothic" style:font-family-complex="'Century Gothic'" style:font-family-generic-complex="swiss" style:font-pitch-complex="variable" style:font-size-complex="8pt" style:language-complex="de" style:country-complex="D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Absatz-Standardschriftart" style:family="text"/>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latzhaltertext" style:family="text" style:parent-style-name="Absatz-Standardschriftart">
      <style:text-properties fo:color="#808080" loext:opacity="100%"/>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4f81b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f81bd"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cm" style:contextual-spacing="false" fo:text-align="end" style:justify-single-word="false"/>
    </style:style>
    <style:style style:name="MP2" style:family="paragraph" style:parent-style-name="Header">
      <style:paragraph-properties fo:text-align="end" style:justify-single-word="false"/>
    </style:style>
    <style:style style:name="MP3" style:family="paragraph" style:parent-style-name="Header">
      <style:text-properties style:font-name="Garamond" fo:language="de" fo:country="AT"/>
    </style:style>
    <style:style style:name="MP4" style:family="paragraph" style:parent-style-name="Footer">
      <style:paragraph-properties fo:text-align="end" style:justify-single-word="false"/>
      <style:text-properties fo:language="de" fo:country="AT"/>
    </style:style>
    <style:style style:name="MP5" style:family="paragraph" style:parent-style-name="Footer">
      <style:paragraph-properties fo:text-align="end" style:justify-single-word="false"/>
      <style:text-properties fo:font-size="8pt" fo:language="de" fo:country="AT" style:font-size-asian="8pt"/>
    </style:style>
    <style:style style:name="MP6" style:family="paragraph" style:parent-style-name="Header">
      <style:text-properties fo:language="de" fo:country="AT"/>
    </style:style>
    <style:style style:name="MT1" style:family="text">
      <style:text-properties fo:text-transform="uppercase" fo:color="#007e80" loext:opacity="100%" style:font-name="Trebuchet MS" fo:font-size="24pt" fo:language="de" fo:country="AT" fo:font-style="normal" fo:font-weight="bold" style:font-size-asian="24pt" style:font-style-asian="normal" style:font-weight-asian="bold" style:font-name-complex="Arial" style:font-size-complex="24pt" style:font-style-complex="normal" style:font-weight-complex="bold"/>
    </style:style>
    <style:style style:name="MT2" style:family="text">
      <style:text-properties fo:text-transform="uppercase" fo:color="#007e80" loext:opacity="100%" style:font-name="Trebuchet MS" fo:font-size="18pt" fo:language="de" fo:country="AT" fo:font-style="normal" fo:font-weight="bold" style:font-size-asian="18pt" style:font-style-asian="normal" style:font-weight-asian="bold" style:font-name-complex="Arial" style:font-size-complex="18pt" style:font-style-complex="normal" style:font-weight-complex="bold"/>
    </style:style>
    <style:style style:name="MT3" style:family="text">
      <style:text-properties fo:color="#111111" loext:opacity="100%" style:font-name="Trebuchet MS" fo:font-size="10pt" fo:language="de" fo:country="AT" style:font-size-asian="10pt" style:font-size-complex="10pt"/>
    </style:style>
    <style:style style:name="MT4" style:family="text">
      <style:text-properties fo:color="#111111" loext:opacity="100%" style:font-name="Trebuchet MS" fo:font-size="10pt" fo:language="de" fo:country="AT" style:text-underline-style="none" style:font-size-asian="10pt" style:font-size-complex="10pt"/>
    </style:style>
    <style:style style:name="MT5" style:family="text">
      <style:text-properties style:font-name="Trebuchet MS" fo:font-size="9pt" style:font-size-asian="9pt" style:font-size-complex="9pt"/>
    </style:style>
    <style:style style:name="MT6" style:family="text">
      <style:text-properties style:font-name="Trebuchet MS" fo:font-size="9pt" officeooo:rsid="001ebe99" style:font-size-asian="9pt" style:font-size-complex="9pt"/>
    </style:style>
    <style:style style:name="MT7" style:family="text">
      <style:text-properties fo:text-transform="uppercase" fo:color="#007e80" loext:opacity="100%" style:font-name="Trebuchet MS" fo:font-size="22pt" fo:language="de" fo:country="AT" fo:font-style="normal" fo:font-weight="bold" style:font-size-asian="22pt" style:font-style-asian="normal" style:font-weight-asian="bold" style:font-name-complex="Arial" style:font-size-complex="22pt" style:font-style-complex="normal" style:font-weight-complex="bold"/>
    </style:style>
    <style:style style:name="MT8" style:family="text">
      <style:text-properties fo:text-transform="uppercase" fo:color="#007e80" loext:opacity="100%" style:font-name="Trebuchet MS" fo:font-size="18pt" fo:language="de" fo:country="AT" fo:font-style="normal" fo:font-weight="normal" officeooo:rsid="001d4c7a" style:font-size-asian="18pt" style:font-style-asian="normal" style:font-weight-asian="normal" style:font-name-complex="Arial" style:font-size-complex="18pt" style:font-style-complex="normal" style:font-weight-complex="normal"/>
    </style:style>
    <style:style style:name="MT9" style:family="text">
      <style:text-properties fo:text-transform="uppercase" fo:color="#007e80" loext:opacity="100%" style:font-name="Trebuchet MS" fo:font-size="24pt" fo:language="de" fo:country="AT" fo:font-style="normal" fo:font-weight="bold" officeooo:rsid="001d4c7a" style:font-size-asian="24pt" style:font-style-asian="normal" style:font-weight-asian="bold" style:font-name-complex="Arial" style:font-size-complex="24pt" style:font-style-complex="normal" style:font-weight-complex="bold"/>
    </style:style>
    <style:style style:name="MT10" style:family="text">
      <style:text-properties fo:color="#111111" loext:opacity="100%" style:font-name="Trebuchet MS" fo:font-size="10pt" fo:letter-spacing="0.014cm" fo:language="de" fo:country="AT" officeooo:rsid="001d4c7a" style:font-size-asian="10pt" style:font-size-complex="10pt"/>
    </style:style>
    <style:style style:name="MT11" style:family="text">
      <style:text-properties fo:color="#111111" loext:opacity="100%" style:font-name="Trebuchet MS" fo:font-size="10pt" fo:letter-spacing="0.014cm" fo:language="de" fo:country="AT" style:font-size-asian="10pt" style:font-size-complex="10pt"/>
    </style:style>
    <style:style style:name="MT12" style:family="text">
      <style:text-properties fo:color="#111111" loext:opacity="100%" style:font-name="Trebuchet MS" fo:font-size="10pt" fo:language="de" fo:country="AT" style:text-underline-style="none" officeooo:rsid="001d4c7a" style:text-underline-mode="continuous" style:text-overline-mode="continuous" style:text-line-through-mode="continuous" style:font-size-asian="10pt" style:font-size-complex="10pt"/>
    </style:style>
    <style:style style:name="MT13" style:family="text">
      <style:text-properties fo:color="#111111" loext:opacity="100%" style:font-name="Trebuchet MS" fo:font-size="10pt" fo:language="de" fo:country="AT" officeooo:rsid="0029fbb8" style:font-size-asian="10pt" style:font-size-complex="10pt"/>
    </style:style>
    <style:style style:name="MT14" style:family="text">
      <style:text-properties fo:color="#111111" loext:opacity="100%" style:font-name="Trebuchet MS" fo:font-size="10pt" fo:language="de" fo:country="AT" officeooo:rsid="001d4c7a" style:font-size-asian="10pt" style:font-size-complex="10pt"/>
    </style:style>
    <style:style style:name="MT15" style:family="text">
      <style:text-properties fo:color="#111111" loext:opacity="100%" style:font-name="Trebuchet MS" fo:font-size="9pt" style:font-size-asian="9pt" style:font-size-complex="9pt"/>
    </style:style>
    <style:style style:name="MT16" style:family="text">
      <style:text-properties fo:color="#111111" loext:opacity="100%" style:font-name="Trebuchet MS" fo:font-size="9pt" officeooo:rsid="001ebe99" style:font-size-asian="9pt" style:font-size-complex="9pt"/>
    </style:style>
    <style:style style:name="MT17" style:family="text">
      <style:text-properties fo:color="#111111" loext:opacity="100%" style:font-name="Trebuchet MS" fo:font-size="9pt" officeooo:rsid="003941be" style:font-size-asian="9pt" style:font-size-complex="9pt"/>
    </style:style>
    <style:style style:name="MT18" style:family="text">
      <style:text-properties fo:color="#111111" loext:opacity="100%" style:font-name="Trebuchet MS" fo:font-size="9pt" officeooo:rsid="002b318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0.4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5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Absatz-Standardschriftart"><text:span text:style-name="MT1">M</text:span></text:span><text:span text:style-name="Absatz-Standardschriftart"><text:span text:style-name="MT2">artin </text:span></text:span><text:span text:style-name="Absatz-Standardschriftart"><text:span text:style-name="MT1">M</text:span></text:span><text:span text:style-name="Absatz-Standardschriftart"><text:span text:style-name="MT2">ustermann</text:span></text:span></text:p>
        <text:p text:style-name="MP2"><text:span text:style-name="Absatz-Standardschriftart"><text:span text:style-name="MT3">Musterstraße 7, 12345 Musterstadt</text:span></text:span></text:p>
        <text:p text:style-name="MP2"><text:span text:style-name="Absatz-Standardschriftart"><text:span text:style-name="MT3">E-Mail: </text:span></text:span><text:span text:style-name="Hyperlink"><text:span text:style-name="MT4">martinmustermann@muster.de</text:span></text:span><text:span text:style-name="Absatz-Standardschriftart"><text:span text:style-name="MT3"> – Telefon: 0123 – 12 34 56 7</text:span></text:span></text:p>
        <text:p text:style-name="MP3"/>
      </style:header>
      <style:footer>
        <text:p text:style-name="MP4"><text:span text:style-name="MT5">Lebenslauf - </text:span><text:span text:style-name="MT6">Michael</text:span><text:span text:style-name="MT5"> </text:span><text:span text:style-name="MT6">John</text:span><text:span text:style-name="MT5"> - Seite 2</text:span></text:p>
        <text:p text:style-name="MP5"/>
      </style:footer>
    </style:master-page>
    <style:master-page style:name="MPF0" style:page-layout-name="Mpm2" draw:style-name="Mdp1" style:next-style-name="MP0">
      <style:header>
        <text:p text:style-name="MP1"><text:span text:style-name="Absatz-Standardschriftart"><text:span text:style-name="MT7">M</text:span></text:span><text:span text:style-name="Absatz-Standardschriftart"><text:span text:style-name="MT8">ichael</text:span></text:span><text:span text:style-name="Absatz-Standardschriftart"><text:span text:style-name="MT2"> </text:span></text:span><text:span text:style-name="Absatz-Standardschriftart"><text:span text:style-name="MT9">J</text:span></text:span><text:span text:style-name="Absatz-Standardschriftart"><text:span text:style-name="MT8">ohn</text:span></text:span></text:p>
        <text:p text:style-name="MP2"><text:span text:style-name="Absatz-Standardschriftart"><text:span text:style-name="MT10">Goethestraße 1/2/4</text:span></text:span><text:span text:style-name="Absatz-Standardschriftart"><text:span text:style-name="MT11">, </text:span></text:span><text:span text:style-name="Absatz-Standardschriftart"><text:span text:style-name="MT10">2620 Neunkirchen</text:span></text:span></text:p>
        <text:p text:style-name="MP2"><text:span text:style-name="Hyperlink"><text:span text:style-name="MT12">michael.john@gmx.at </text:span></text:span><text:span text:style-name="Absatz-Standardschriftart"><text:span text:style-name="MT3"><text:s text:c="3"/></text:span></text:span><text:span text:style-name="Absatz-Standardschriftart"><text:span text:style-name="MT13">+43 </text:span></text:span><text:span text:style-name="Absatz-Standardschriftart"><text:span text:style-name="MT14">680 550 3 999</text:span></text:span></text:p>
        <text:p text:style-name="MP6"/>
      </style:header>
      <style:footer>
        <text:p text:style-name="MP4"><text:span text:style-name="MT15">Motivationsschreiben - </text:span><text:span text:style-name="MT16">M</text:span><text:span text:style-name="MT17">i</text:span><text:span text:style-name="MT16">chael</text:span><text:span text:style-name="MT15"> </text:span><text:span text:style-name="MT16">John</text:span><text:span text:style-name="MT15"> - Seite 1/</text:span><text:span text:style-name="MT18">1</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0.3$Linux_X86_64 LibreOffice_project/420$Build-3</meta:generator>
    <meta:initial-creator>Mops</meta:initial-creator>
    <meta:creation-date>2017-08-31T08:59:00Z</meta:creation-date>
    <dc:date>2024-02-26T13:10:45.764460609</dc:date>
    <meta:print-date>2019-02-03T13:58:11.555000000</meta:print-date>
    <meta:editing-cycles>56</meta:editing-cycles>
    <meta:editing-duration>PT15H5M33S</meta:editing-duration>
    <meta:document-statistic meta:table-count="0" meta:image-count="0" meta:object-count="0" meta:page-count="1" meta:paragraph-count="21" meta:word-count="319" meta:character-count="2426" meta:non-whitespace-character-count="2123"/>
    <meta:template xlink:type="simple" xlink:actuate="onRequest" xlink:title="" xlink:href="../../Lebenslauf%20Muster%20OO/OpenOffice-Vorlage-Lebenslauf-Muster-01.odt/Normal"/>
  </office:meta>
</office:document-meta>
</file>